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1pt"/>
    </style:style>
    <style:style style:name="co2" style:family="table-column">
      <style:table-column-properties fo:break-before="auto" style:column-width="55.64pt"/>
    </style:style>
    <style:style style:name="co3" style:family="table-column">
      <style:table-column-properties fo:break-before="auto" style:column-width="71.29pt"/>
    </style:style>
    <style:style style:name="co4" style:family="table-column">
      <style:table-column-properties fo:break-before="auto" style:column-width="56.86pt"/>
    </style:style>
    <style:style style:name="co5" style:family="table-column">
      <style:table-column-properties fo:break-before="auto" style:column-width="111.66pt"/>
    </style:style>
    <style:style style:name="co6" style:family="table-column">
      <style:table-column-properties fo:break-before="auto" style:column-width="100.2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cNamara</text:p>
          </table:table-cell>
          <table:table-cell office:value-type="float" office:value="320498345" calcext:value-type="float">
            <text:p>320498345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39845345" calcext:value-type="float">
            <text:p>39845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Daniels</text:p>
          </table:table-cell>
          <table:table-cell office:value-type="float" office:value="987345233" calcext:value-type="float">
            <text:p>987345233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4325298572" calcext:value-type="float">
            <text:p>43252985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Phealy</text:p>
          </table:table-cell>
          <table:table-cell office:value-type="float" office:value="912387651" calcext:value-type="float">
            <text:p>912387651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20345972390" calcext:value-type="float">
            <text:p>203459723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ovitch</text:p>
          </table:table-cell>
          <table:table-cell office:value-type="float" office:value="983476523" calcext:value-type="float">
            <text:p>983476523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2394827349" calcext:value-type="float">
            <text:p>23948273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chell</text:p>
          </table:table-cell>
          <table:table-cell office:value-type="string" calcext:value-type="string">
            <text:p>Donovan</text:p>
          </table:table-cell>
          <table:table-cell office:value-type="float" office:value="932875234" calcext:value-type="float">
            <text:p>932875234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29835498234" calcext:value-type="float">
            <text:p>298354982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Talcott</text:p>
          </table:table-cell>
          <table:table-cell office:value-type="float" office:value="320498345" calcext:value-type="float">
            <text:p>320498345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2783947234" calcext:value-type="float">
            <text:p>27839472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Cordon</text:p>
          </table:table-cell>
          <table:table-cell office:value-type="float" office:value="320498345" calcext:value-type="float">
            <text:p>320498345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2894234" calcext:value-type="float">
            <text:p>28942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urdoc</text:p>
          </table:table-cell>
          <table:table-cell office:value-type="string" calcext:value-type="string">
            <text:p>Blackpool</text:p>
          </table:table-cell>
          <table:table-cell office:value-type="float" office:value="320498345" calcext:value-type="float">
            <text:p>320498345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98347" calcext:value-type="float">
            <text:p>983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Fredricksdottir</text:p>
          </table:table-cell>
          <table:table-cell office:value-type="float" office:value="320498345" calcext:value-type="float">
            <text:p>320498345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29347234" calcext:value-type="float">
            <text:p>293472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impson</text:p>
          </table:table-cell>
          <table:table-cell office:value-type="float" office:value="320498345" calcext:value-type="float">
            <text:p>320498345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2.39847293847923E+016" calcext:value-type="float">
            <text:p>23984729384792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Dunning</text:p>
          </table:table-cell>
          <table:table-cell office:value-type="float" office:value="320498345" calcext:value-type="float">
            <text:p>320498345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29834" calcext:value-type="float">
            <text:p>29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Lovegood</text:p>
          </table:table-cell>
          <table:table-cell office:value-type="float" office:value="320498345" calcext:value-type="float">
            <text:p>320498345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293847234" calcext:value-type="float">
            <text:p>2938472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Durden</text:p>
          </table:table-cell>
          <table:table-cell office:value-type="float" office:value="320498345" calcext:value-type="float">
            <text:p>320498345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23984723" calcext:value-type="float">
            <text:p>239847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itr</text:p>
          </table:table-cell>
          <table:table-cell office:value-type="string" calcext:value-type="string">
            <text:p>Hunnicutt</text:p>
          </table:table-cell>
          <table:table-cell office:value-type="float" office:value="320498345" calcext:value-type="float">
            <text:p>320498345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293487023" calcext:value-type="float">
            <text:p>2934870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ahma</text:p>
          </table:table-cell>
          <table:table-cell office:value-type="string" calcext:value-type="string">
            <text:p>McClusky</text:p>
          </table:table-cell>
          <table:table-cell office:value-type="float" office:value="320498345" calcext:value-type="float">
            <text:p>320498345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128934713" calcext:value-type="float">
            <text:p>1289347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Fitzpatrick</text:p>
          </table:table-cell>
          <table:table-cell office:value-type="float" office:value="320498345" calcext:value-type="float">
            <text:p>320498345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239847923" calcext:value-type="float">
            <text:p>2398479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Stanton</text:p>
          </table:table-cell>
          <table:table-cell office:value-type="float" office:value="320498345" calcext:value-type="float">
            <text:p>320498345</text:p>
          </table:table-cell>
          <table:table-cell office:value-type="string" calcext:value-type="string">
            <text:p><text:s/>Some random text data</text:p>
          </table:table-cell>
          <table:table-cell office:value-type="float" office:value="21488731" calcext:value-type="float">
            <text:p>214887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8:29:53.9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5:52:08.974000000</meta:creation-date>
    <dc:date>2017-11-03T18:31:12.262000000</dc:date>
    <meta:editing-duration>PT5M25S</meta:editing-duration>
    <meta:editing-cycles>3</meta:editing-cycles>
    <meta:generator>LibreOffice/4.4.1.2$Windows_x86 LibreOffice_project/45e2de17089c24a1fa810c8f975a7171ba4cd432</meta:generator>
    <meta:document-statistic meta:table-count="1" meta:cell-count="102" meta:object-count="0"/>
  </office:meta>
</office:document-meta>
</file>